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2.9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73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ni_cliente</text:p>
          </table:table-cell>
          <table:table-cell office:value-type="string" calcext:value-type="string">
            <text:p><text:s/>dni_viajero </text:p>
          </table:table-cell>
          <table:table-cell office:value-type="string" calcext:value-type="string">
            <text:p>numero_asiento</text:p>
          </table:table-cell>
        </table:table-row>
        <table:table-row table:style-name="ro1">
          <table:table-cell/>
          <table:table-cell office:value-type="string" calcext:value-type="string">
            <text:p><text:s/>17778073Q</text:p>
          </table:table-cell>
          <table:table-cell office:value-type="string" calcext:value-type="string">
            <text:p>32768983D</text:p>
          </table:table-cell>
          <table:table-cell office:value-type="string" calcext:value-type="string">
            <text:p><text:s/>15AF <text:s text:c="10"/></text:p>
          </table:table-cell>
        </table:table-row>
      </table:table>
      <table:table table:name="Hoja2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s/>nombre </text:p>
          </table:table-cell>
          <table:table-cell office:value-type="string" calcext:value-type="string">
            <text:p><text:s/>apellidos <text:s text:c="9"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s/>Brian <text:s/></text:p>
          </table:table-cell>
          <table:table-cell office:value-type="string" calcext:value-type="string">
            <text:p><text:s/>Novillo Gracia <text:s text:c="4"/>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<text:s/>Brian <text:s/></text:p>
          </table:table-cell>
          <table:table-cell office:value-type="string" calcext:value-type="string">
            <text:p><text:s/>Novillo Gracia <text:s text:c="4"/>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<text:s/>Oliver </text:p>
          </table:table-cell>
          <table:table-cell office:value-type="string" calcext:value-type="string">
            <text:p><text:s/>Delgado Montejo 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<text:s/>Carlos </text:p>
          </table:table-cell>
          <table:table-cell office:value-type="string" calcext:value-type="string">
            <text:p><text:s/>Sanchez Ramirez 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<text:s/>Carlos </text:p>
          </table:table-cell>
          <table:table-cell office:value-type="string" calcext:value-type="string">
            <text:p><text:s/>Sanchez Ramirez 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<text:s/>Owen <text:s text:c="2"/></text:p>
          </table:table-cell>
          <table:table-cell office:value-type="string" calcext:value-type="string">
            <text:p><text:s/>Mata Caseres <text:s text:c="6"/>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<text:s/>Roman <text:s/></text:p>
          </table:table-cell>
          <table:table-cell office:value-type="string" calcext:value-type="string">
            <text:p><text:s/>Esteban Romanillos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<text:s/>Roman <text:s/></text:p>
          </table:table-cell>
          <table:table-cell office:value-type="string" calcext:value-type="string">
            <text:p><text:s/>Esteban Romanillos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<text:s/>Edwin <text:s/></text:p>
          </table:table-cell>
          <table:table-cell office:value-type="string" calcext:value-type="string">
            <text:p><text:s/>Polo Pina <text:s text:c="9"/>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<text:s/>Martin </text:p>
          </table:table-cell>
          <table:table-cell office:value-type="string" calcext:value-type="string">
            <text:p><text:s/>Pinto Castillo <text:s text:c="4"/>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<text:s/>Luisa <text:s/></text:p>
          </table:table-cell>
          <table:table-cell office:value-type="string" calcext:value-type="string">
            <text:p><text:s/>Urkia Odriozola <text:s text:c="3"/>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<text:s/>fecha_hora_vuelo <text:s text:c="3"/></text:p>
          </table:table-cell>
          <table:table-cell office:value-type="string" calcext:value-type="string">
            <text:p><text:s/>marcas <text:s text:c="8"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date" office:date-value="2007-05-23T10:15:00" calcext:value-type="date">
            <text:p>2007-05-23 10:15:00</text:p>
          </table:table-cell>
          <table:table-cell office:value-type="string" calcext:value-type="string">
            <text:p><text:s/>Airbus,Boeing 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date" office:date-value="2013-04-22T07:30:00" calcext:value-type="date">
            <text:p>2013-04-22 07:30:00</text:p>
          </table:table-cell>
          <table:table-cell office:value-type="string" calcext:value-type="string">
            <text:p><text:s/>Airbus,Boeing 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date" office:date-value="2013-04-25T08:20:00" calcext:value-type="date">
            <text:p>2013-04-25 08:20:00</text:p>
          </table:table-cell>
          <table:table-cell office:value-type="string" calcext:value-type="string">
            <text:p><text:s/>Airbus,Boeing 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 office:value-type="date" office:date-value="2013-04-26T08:25:00" calcext:value-type="date">
            <text:p>2013-04-26 08:25:00</text:p>
          </table:table-cell>
          <table:table-cell office:value-type="string" calcext:value-type="string">
            <text:p><text:s/>Airbus,Embraer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Fraile del Olmo</meta:initial-creator>
    <meta:creation-date>2024-04-03T21:15:57.651922073</meta:creation-date>
    <dc:date>2024-04-04T07:33:02.594868389</dc:date>
    <dc:creator>Alejandro Fraile del Olmo</dc:creator>
    <meta:editing-duration>PT10H6M43S</meta:editing-duration>
    <meta:editing-cycles>1</meta:editing-cycles>
    <meta:generator>LibreOffice/24.2.0.3$Linux_X86_64 LibreOffice_project/da48488a73ddd66ea24cf16bbc4f7b9c08e9bea1</meta:generator>
    <meta:document-statistic meta:table-count="3" meta:cell-count="40" meta:object-count="0"/>
  </office:meta>
</office:document-meta>
</file>